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3d9" officeooo:paragraph-rsid="001fe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guyf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2:39:26.900642247</meta:creation-date>
    <dc:date>2020-04-16T12:39:37.660120918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7.3$Linux_X86_64 LibreOffice_project/00m0$Build-3</meta:generator>
  </office:meta>
</office:document-meta>
</file>